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264cm" fo:min-width="6.914cm" fo:padding-top="0.178cm" fo:padding-bottom="0.178cm" fo:padding-left="0.303cm" fo:padding-right="0.3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073cm" fo:min-width="0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0.073cm" fo:min-width="0cm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.073cm" fo:min-width="0cm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073cm" fo:min-width="0cm"/>
    </style:style>
    <style:style style:name="gr13" style:family="graphic" style:parent-style-name="standard">
      <style:graphic-properties draw:fill-color="#158466" draw:textarea-horizontal-align="justify" draw:textarea-vertical-align="middle" draw:auto-grow-height="false" fo:min-height="0.07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2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76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800080"/>
      <style:paragraph-properties fo:text-align="center"/>
    </style:style>
    <style:style style:name="P9" style:family="paragraph">
      <loext:graphic-properties draw:fill-color="#ffbf00"/>
      <style:paragraph-properties fo:text-align="center"/>
    </style:style>
    <style:style style:name="P10" style:family="paragraph">
      <loext:graphic-properties draw:fill-color="#158466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loext:graphic-properties draw:fill-color="#ff4000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52cm" svg:height="7.62cm" svg:x="10.1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62cm" svg:y1="5.08cm" svg:x2="12.62cm" svg:y2="12.7cm">
          <text:p/>
        </draw:line>
        <draw:line draw:style-name="gr2" draw:text-style-name="P1" draw:layer="layout" svg:x1="15.12cm" svg:y1="5.08cm" svg:x2="15.12cm" svg:y2="12.7cm">
          <text:p/>
        </draw:line>
        <draw:line draw:style-name="gr2" draw:text-style-name="P1" draw:layer="layout" svg:x1="10.14cm" svg:y1="7.62cm" svg:x2="17.7cm" svg:y2="7.62cm">
          <text:p/>
        </draw:line>
        <draw:line draw:style-name="gr2" draw:text-style-name="P1" draw:layer="layout" svg:x1="10.14cm" svg:y1="10.16cm" svg:x2="17.7cm" svg:y2="10.16cm">
          <text:p/>
        </draw:line>
        <draw:line draw:style-name="gr2" draw:text-style-name="P1" draw:layer="layout" svg:x1="10.14cm" svg:y1="6.42cm" svg:x2="17.7cm" svg:y2="6.42cm">
          <text:p/>
        </draw:line>
        <draw:line draw:style-name="gr3" draw:text-style-name="P1" draw:layer="layout" svg:x1="10.14cm" svg:y1="8.92cm" svg:x2="17.7cm" svg:y2="8.92cm">
          <text:p/>
        </draw:line>
        <draw:line draw:style-name="gr2" draw:text-style-name="P1" draw:layer="layout" svg:x1="10.14cm" svg:y1="11.52cm" svg:x2="17.7cm" svg:y2="11.52cm">
          <text:p/>
        </draw:line>
        <draw:line draw:style-name="gr2" draw:text-style-name="P1" draw:layer="layout" svg:x1="11.42cm" svg:y1="5.08cm" svg:x2="11.42cm" svg:y2="12.7cm">
          <text:p/>
        </draw:line>
        <draw:line draw:style-name="gr3" draw:text-style-name="P1" draw:layer="layout" svg:x1="13.82cm" svg:y1="5.08cm" svg:x2="13.82cm" svg:y2="12.7cm">
          <text:p/>
        </draw:line>
        <draw:line draw:style-name="gr2" draw:text-style-name="P1" draw:layer="layout" svg:x1="16.32cm" svg:y1="5.08cm" svg:x2="16.32cm" svg:y2="12.7cm">
          <text:p/>
        </draw:line>
        <draw:custom-shape draw:style-name="gr4" draw:text-style-name="P2" draw:layer="layout" svg:width="0.457cm" svg:height="0.457cm" svg:x="11.2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1.2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1.2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1.2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9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1.2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7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6.1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4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3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1.2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1.2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7cm" svg:height="0.457cm" svg:x="12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line draw:style-name="gr6" draw:text-style-name="P1" draw:layer="layout" svg:x1="12.73cm" svg:y1="8.79cm" svg:x2="15.27cm" svg:y2="8.79cm">
          <text:p/>
        </draw:line>
        <draw:custom-shape draw:style-name="gr1" draw:text-style-name="P1" draw:layer="layout" svg:width="7.52cm" svg:height="7.62cm" svg:x="16.6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52cm" svg:height="7.62cm" svg:x="3.94cm" svg:y="5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12cm" svg:y1="5.08cm" svg:x2="19.12cm" svg:y2="12.7cm">
          <text:p/>
        </draw:line>
        <draw:line draw:style-name="gr2" draw:text-style-name="P1" draw:layer="layout" svg:x1="21.62cm" svg:y1="5.08cm" svg:x2="21.62cm" svg:y2="12.7cm">
          <text:p/>
        </draw:line>
        <draw:line draw:style-name="gr2" draw:text-style-name="P1" draw:layer="layout" svg:x1="16.64cm" svg:y1="7.62cm" svg:x2="24.2cm" svg:y2="7.62cm">
          <text:p/>
        </draw:line>
        <draw:line draw:style-name="gr2" draw:text-style-name="P1" draw:layer="layout" svg:x1="16.64cm" svg:y1="10.16cm" svg:x2="24.2cm" svg:y2="10.16cm">
          <text:p/>
        </draw:line>
        <draw:g>
          <svg:title>TexMaths</svg:title>
          <svg:desc>28§display§\Omega§svg§600§FALSE§</svg:desc>
          <draw:path draw:style-name="gr7" draw:text-style-name="P4" draw:layer="layout" svg:width="0.56cm" svg:height="0.588cm" svg:x="7.379cm" svg:y="8.505cm" svg:viewBox="0 0 561 589" svg:d="M0 0c187 0 374 0 561 0 0 196 0 392 0 589-187 0-374 0-561 0 0-197 0-393 0-589z">
            <text:p/>
          </draw:path>
          <draw:path draw:style-name="gr8" draw:text-style-name="P5" draw:layer="layout" svg:width="0.618cm" svg:height="0.688cm" svg:x="7.371cm" svg:y="8.455cm" svg:viewBox="0 0 619 689" svg:d="M619 530c-8 0-17 0-25 0-5 25-8 47-17 73-5 13-8 22-64 22-26 0-52 0-78 0 11-53 42-101 87-165 44-69 86-136 86-215 0-136-131-245-298-245-168 0-296 112-296 245 0 79 39 146 84 215 44 64 75 112 89 165-26 0-52 0-78 0-59 0-62-9-67-22-6-23-11-48-17-73-8 0-17 0-25 0 11 53 22 106 33 159 53 0 105 0 157 0 22 0 25 0 25-20 0-69-31-156-53-217-23-56-48-134-48-207 0-156 106-223 196-223 94 0 198 70 198 223 0 73-28 146-56 226-14 42-45 129-45 198 0 20 3 20 25 20 51 0 103 0 154 0 11-53 22-106 33-159z">
            <text:p/>
          </draw:path>
        </draw:g>
        <draw:line draw:style-name="gr2" draw:text-style-name="P1" draw:layer="layout" svg:x1="16.64cm" svg:y1="6.42cm" svg:x2="24.2cm" svg:y2="6.42cm">
          <text:p/>
        </draw:line>
        <draw:line draw:style-name="gr3" draw:text-style-name="P1" draw:layer="layout" svg:x1="16.64cm" svg:y1="8.92cm" svg:x2="24.2cm" svg:y2="8.92cm">
          <text:p/>
        </draw:line>
        <draw:line draw:style-name="gr2" draw:text-style-name="P1" draw:layer="layout" svg:x1="16.64cm" svg:y1="11.52cm" svg:x2="24.2cm" svg:y2="11.52cm">
          <text:p/>
        </draw:line>
        <draw:line draw:style-name="gr2" draw:text-style-name="P1" draw:layer="layout" svg:x1="17.92cm" svg:y1="5.08cm" svg:x2="17.92cm" svg:y2="12.7cm">
          <text:p/>
        </draw:line>
        <draw:line draw:style-name="gr3" draw:text-style-name="P1" draw:layer="layout" svg:x1="20.32cm" svg:y1="5.08cm" svg:x2="20.32cm" svg:y2="12.7cm">
          <text:p/>
        </draw:line>
        <draw:line draw:style-name="gr2" draw:text-style-name="P1" draw:layer="layout" svg:x1="22.82cm" svg:y1="5.08cm" svg:x2="22.82cm" svg:y2="12.7cm">
          <text:p/>
        </draw:line>
        <draw:g>
          <svg:title>TexMaths</svg:title>
          <svg:desc>28§display§\Omega_1§svg§600§FALSE§</svg:desc>
          <draw:path draw:style-name="gr7" draw:text-style-name="P4" draw:layer="layout" svg:width="0.929cm" svg:height="0.733cm" svg:x="18.14cm" svg:y="6.7cm" svg:viewBox="0 0 930 734" svg:d="M0 0c310 0 620 0 930 0 0 245 0 489 0 734-310 0-620 0-930 0 0-245 0-489 0-734z">
            <text:p/>
          </draw:path>
          <draw:path draw:style-name="gr8" draw:text-style-name="P5" draw:layer="layout" svg:width="0.619cm" svg:height="0.688cm" svg:x="18.132cm" svg:y="6.65cm" svg:viewBox="0 0 620 689" svg:d="M620 530c-9 0-17 0-25 0-3 25-9 47-17 70-6 16-9 25-64 25-26 0-53 0-79 0 14-56 42-103 87-168 47-66 87-136 87-212 0-136-132-245-299-245-168 0-296 112-296 245 0 76 39 146 84 212 44 65 75 112 89 168-26 0-52 0-78 0-59 0-62-9-67-23-6-22-11-47-17-72-8 0-17 0-25 0 11 53 22 106 33 159 53 0 105 0 157 0 22 0 25 0 25-22 0-67-31-154-53-215-20-59-48-134-48-209 0-157 107-221 196-221 95 0 198 70 198 221 0 75-28 148-56 228-14 42-44 129-44 196 0 22 2 22 25 22 52 0 104 0 156 0 10-53 20-106 31-159z">
            <text:p/>
          </draw:path>
          <draw:path draw:style-name="gr8" draw:text-style-name="P5" draw:layer="layout" svg:width="0.247cm" svg:height="0.454cm" svg:x="18.872cm" svg:y="7.029cm" svg:viewBox="0 0 248 455" svg:d="M154 20c0-17 0-20-20-20-45 45-106 45-134 45 0 8 0 16 0 25 17 0 61 0 98-20 0 116 0 233 0 349 0 22 0 31-67 31-10 0-19 0-28 0 0 8 0 16 0 25 14 0 97-3 123-3 22 0 108 3 122 3 0-9 0-17 0-25-8 0-16 0-25 0-69 0-69-9-69-31 0-127 0-253 0-379z">
            <text:p/>
          </draw:path>
        </draw:g>
        <draw:g>
          <svg:title>TexMaths</svg:title>
          <svg:desc>28§display§\Omega_2§svg§600§FALSE§</svg:desc>
          <draw:path draw:style-name="gr7" draw:text-style-name="P4" draw:layer="layout" svg:width="0.951cm" svg:height="0.733cm" svg:x="21.827cm" svg:y="6.736cm" svg:viewBox="0 0 952 734" svg:d="M0 0c317 0 635 0 952 0 0 245 0 489 0 734-317 0-635 0-952 0 0-245 0-489 0-734z">
            <text:p/>
          </draw:path>
          <draw:path draw:style-name="gr8" draw:text-style-name="P5" draw:layer="layout" svg:width="0.619cm" svg:height="0.688cm" svg:x="21.819cm" svg:y="6.686cm" svg:viewBox="0 0 620 689" svg:d="M620 530c-7 0-15 0-22 0-6 25-11 47-20 70-5 16-8 25-64 25-26 0-52 0-78 0 14-56 42-103 86-168 48-66 87-136 87-212 0-136-131-245-296-245-171 0-299 112-299 245 0 76 39 146 84 212 44 65 75 112 89 168-26 0-52 0-78 0-59 0-62-9-67-23-6-22-11-47-17-72-8 0-17 0-25 0 11 53 22 106 34 159 52 0 104 0 156 0 22 0 25 0 25-22 0-67-31-154-53-215-20-59-47-134-47-209 0-157 106-221 195-221 95 0 198 70 198 221 0 75-28 148-56 228-13 42-44 129-44 196 0 22 3 22 25 22 52 0 104 0 156 0 11-53 21-106 31-159z">
            <text:p/>
          </draw:path>
          <draw:path draw:style-name="gr8" draw:text-style-name="P5" draw:layer="layout" svg:width="0.301cm" svg:height="0.454cm" svg:x="22.528cm" svg:y="7.065cm" svg:viewBox="0 0 302 455" svg:d="M302 329c-8 0-15 0-23 0-2 17-11 56-19 64-6 3-59 3-67 3-42 0-84 0-126 0 73-64 95-81 137-114 50-39 98-84 98-148 0-81-73-134-160-134-86 0-142 61-142 123 0 36 28 39 36 39 14 0 37-11 37-36 0-12-6-37-42-37 22-47 67-64 100-64 67 0 104 53 104 109 0 58-42 106-65 131-55 54-109 108-164 162-6 8-6 8-6 28 94 0 188 0 282 0 7-42 13-84 20-126z">
            <text:p/>
          </draw:path>
        </draw:g>
        <draw:g>
          <svg:title>TexMaths</svg:title>
          <svg:desc>28§display§\Omega_3§svg§600§FALSE§</svg:desc>
          <draw:path draw:style-name="gr7" draw:text-style-name="P4" draw:layer="layout" svg:width="0.959cm" svg:height="0.75cm" svg:x="18.109cm" svg:y="10.519cm" svg:viewBox="0 0 960 751" svg:d="M480 751c-160 0-320 0-480 0 0-250 0-501 0-751 320 0 640 0 960 0 0 250 0 501 0 751-160 0-320 0-480 0z">
            <text:p/>
          </draw:path>
          <draw:path draw:style-name="gr8" draw:text-style-name="P5" draw:layer="layout" svg:width="0.619cm" svg:height="0.688cm" svg:x="18.104cm" svg:y="10.469cm" svg:viewBox="0 0 620 689" svg:d="M620 533c-9 0-17 0-25 0-6 25-9 48-17 70-6 17-8 25-67 25-26 0-52 0-78 0 14-56 44-103 89-167 45-70 84-137 84-215 0-137-131-246-296-246-168 0-299 112-299 246 0 78 39 145 87 215 42 64 72 111 86 167-26 0-52 0-78 0-56 0-61-8-64-25-8-22-14-48-20-70-7 0-15 0-22 0 10 52 20 104 31 156 52 0 104 0 156 0 22 0 25 0 25-19 0-70-31-154-53-218-19-56-47-134-47-206 0-157 109-224 195-224 95 0 198 70 198 224 0 72-25 148-53 228-16 40-47 129-47 196 0 19 3 19 25 19 52 0 104 0 156 0 11-52 23-104 34-156z">
            <text:p/>
          </draw:path>
          <draw:path draw:style-name="gr8" draw:text-style-name="P5" draw:layer="layout" svg:width="0.314cm" svg:height="0.468cm" svg:x="18.805cm" svg:y="10.851cm" svg:viewBox="0 0 315 469" svg:d="M151 226c53 0 92 36 92 109 0 86-50 112-89 112-28 0-90-9-118-48 31-3 39-25 39-39 0-22-16-36-36-36-19 0-39 11-39 39 0 64 70 106 154 106 94 0 161-64 161-134 0-53-44-106-120-120 73-28 98-78 98-120 0-56-60-95-137-95-76 0-136 36-136 92 0 22 16 36 36 36 22 0 36-16 36-36 0-19-14-33-36-33 25-31 72-39 98-39 30 0 72 13 72 75 0 28-8 59-25 81-25 25-42 28-78 31-17 0-17 0-22 0-2 3-6 2-6 11 0 8 6 8 17 8 13 0 26 0 39 0z">
            <text:p/>
          </draw:path>
        </draw:g>
        <draw:g>
          <svg:title>TexMaths</svg:title>
          <svg:desc>28§display§\Omega_4
§svg§600§FALSE§</svg:desc>
          <draw:path draw:style-name="gr7" draw:text-style-name="P4" draw:layer="layout" svg:width="0.968cm" svg:height="0.733cm" svg:x="21.81cm" svg:y="10.546cm" svg:viewBox="0 0 969 734" svg:d="M0 0c323 0 646 0 969 0 0 245 0 489 0 734-323 0-646 0-969 0 0-245 0-489 0-734z">
            <text:p/>
          </draw:path>
          <draw:path draw:style-name="gr8" draw:text-style-name="P5" draw:layer="layout" svg:width="0.619cm" svg:height="0.688cm" svg:x="21.802cm" svg:y="10.496cm" svg:viewBox="0 0 620 689" svg:d="M620 530c-7 0-15 0-22 0-6 25-11 47-20 70-2 16-8 25-64 25-26 0-52 0-78 0 14-56 45-103 86-168 48-66 87-136 87-212 0-136-131-245-296-245-171 0-299 112-299 245 0 76 39 146 84 212 44 65 75 112 89 168-26 0-52 0-78 0-59 0-62-9-67-23-6-22-11-47-17-72-8 0-17 0-25 0 11 53 22 106 34 159 52 0 104 0 156 0 22 0 25 0 25-22 0-67-31-154-53-215-20-59-47-134-47-209 0-157 106-221 195-221 95 0 198 70 198 221 0 75-25 148-55 228-14 42-45 129-45 196 0 22 3 22 25 22 52 0 104 0 156 0 11-53 21-106 31-159z">
            <text:p/>
          </draw:path>
          <draw:path draw:style-name="gr8" draw:text-style-name="P5" draw:layer="layout" svg:width="0.334cm" svg:height="0.459cm" svg:x="22.495cm" svg:y="10.87cm" svg:viewBox="0 0 335 460" svg:d="M335 349c0-9 0-17 0-25-25 0-50 0-75 0 0-102 0-203 0-304 0-14 0-20-17-20-8 0-11 0-17 8-75 105-151 210-226 316 0 8 0 16 0 25 67 0 134 0 201 0 0 18 0 37 0 55 0 23 0 31-56 31-6 0-13 0-19 0 0 9 0 17 0 25 36 0 78-3 103-3s70 3 103 3c0-8 0-16 0-25-5 0-11 0-16 0-56 0-56-8-56-31 0-18 0-37 0-55 25 0 50 0 75 0zM207 73c0 83 0 167 0 251-61 0-121 0-182 0 61-84 121-168 182-251z">
            <text:p/>
          </draw:path>
        </draw:g>
        <draw:custom-shape draw:style-name="gr1" draw:text-style-name="P1" draw:layer="layout" svg:width="7.52cm" svg:height="7.62cm" svg:x="16.6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9.12cm" svg:y1="5.08cm" svg:x2="19.12cm" svg:y2="12.7cm">
          <text:p/>
        </draw:line>
        <draw:line draw:style-name="gr2" draw:text-style-name="P1" draw:layer="layout" svg:x1="21.62cm" svg:y1="5.08cm" svg:x2="21.62cm" svg:y2="12.7cm">
          <text:p/>
        </draw:line>
        <draw:line draw:style-name="gr2" draw:text-style-name="P1" draw:layer="layout" svg:x1="16.64cm" svg:y1="7.62cm" svg:x2="24.2cm" svg:y2="7.62cm">
          <text:p/>
        </draw:line>
        <draw:line draw:style-name="gr2" draw:text-style-name="P1" draw:layer="layout" svg:x1="16.64cm" svg:y1="10.16cm" svg:x2="24.2cm" svg:y2="10.16cm">
          <text:p/>
        </draw:line>
        <draw:line draw:style-name="gr2" draw:text-style-name="P1" draw:layer="layout" svg:x1="16.64cm" svg:y1="6.42cm" svg:x2="24.2cm" svg:y2="6.42cm">
          <text:p/>
        </draw:line>
        <draw:line draw:style-name="gr3" draw:text-style-name="P1" draw:layer="layout" svg:x1="16.64cm" svg:y1="8.92cm" svg:x2="24.2cm" svg:y2="8.92cm">
          <text:p/>
        </draw:line>
        <draw:line draw:style-name="gr2" draw:text-style-name="P1" draw:layer="layout" svg:x1="16.64cm" svg:y1="11.52cm" svg:x2="24.2cm" svg:y2="11.52cm">
          <text:p/>
        </draw:line>
        <draw:line draw:style-name="gr2" draw:text-style-name="P1" draw:layer="layout" svg:x1="17.92cm" svg:y1="5.08cm" svg:x2="17.92cm" svg:y2="12.7cm">
          <text:p/>
        </draw:line>
        <draw:line draw:style-name="gr3" draw:text-style-name="P1" draw:layer="layout" svg:x1="20.32cm" svg:y1="5.08cm" svg:x2="20.32cm" svg:y2="12.7cm">
          <text:p/>
        </draw:line>
        <draw:line draw:style-name="gr2" draw:text-style-name="P1" draw:layer="layout" svg:x1="22.82cm" svg:y1="5.08cm" svg:x2="22.82cm" svg:y2="12.7cm">
          <text:p/>
        </draw:line>
        <draw:custom-shape draw:style-name="gr9" draw:text-style-name="P6" draw:layer="layout" svg:width="0.457cm" svg:height="0.457cm" svg:x="17.7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8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8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7.7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6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6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6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7.7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457cm" svg:height="0.457cm" svg:x="18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18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17.7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16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6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6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6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7.7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8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1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2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3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3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3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3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3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3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3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2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1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1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1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1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2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2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457cm" svg:height="0.457cm" svg:x="22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2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2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1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457cm" svg:height="0.457cm" svg:x="21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57cm" svg:height="0.457cm" svg:x="20.1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8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7.7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7.7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0.457cm" svg:height="0.457cm" svg:x="18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2" draw:layer="layout" svg:width="7.52cm" svg:height="7.62cm" svg:x="10.1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2" draw:layer="layout" svg:x1="12.62cm" svg:y1="5.08cm" svg:x2="12.62cm" svg:y2="12.7cm">
          <text:p/>
        </draw:line>
        <draw:line draw:style-name="gr2" draw:text-style-name="P12" draw:layer="layout" svg:x1="15.12cm" svg:y1="5.08cm" svg:x2="15.12cm" svg:y2="12.7cm">
          <text:p/>
        </draw:line>
        <draw:line draw:style-name="gr2" draw:text-style-name="P12" draw:layer="layout" svg:x1="10.14cm" svg:y1="7.62cm" svg:x2="17.7cm" svg:y2="7.62cm">
          <text:p/>
        </draw:line>
        <draw:line draw:style-name="gr2" draw:text-style-name="P12" draw:layer="layout" svg:x1="10.14cm" svg:y1="10.16cm" svg:x2="17.7cm" svg:y2="10.16cm">
          <text:p/>
        </draw:line>
        <draw:line draw:style-name="gr2" draw:text-style-name="P12" draw:layer="layout" svg:x1="10.14cm" svg:y1="6.42cm" svg:x2="17.7cm" svg:y2="6.42cm">
          <text:p/>
        </draw:line>
        <draw:line draw:style-name="gr3" draw:text-style-name="P12" draw:layer="layout" svg:x1="10.14cm" svg:y1="8.92cm" svg:x2="17.7cm" svg:y2="8.92cm">
          <text:p/>
        </draw:line>
        <draw:line draw:style-name="gr2" draw:text-style-name="P12" draw:layer="layout" svg:x1="10.14cm" svg:y1="11.52cm" svg:x2="17.7cm" svg:y2="11.52cm">
          <text:p/>
        </draw:line>
        <draw:line draw:style-name="gr2" draw:text-style-name="P12" draw:layer="layout" svg:x1="11.42cm" svg:y1="5.08cm" svg:x2="11.42cm" svg:y2="12.7cm">
          <text:p/>
        </draw:line>
        <draw:line draw:style-name="gr3" draw:text-style-name="P12" draw:layer="layout" svg:x1="13.82cm" svg:y1="5.08cm" svg:x2="13.82cm" svg:y2="12.7cm">
          <text:p/>
        </draw:line>
        <draw:line draw:style-name="gr2" draw:text-style-name="P12" draw:layer="layout" svg:x1="16.32cm" svg:y1="5.08cm" svg:x2="16.32cm" svg:y2="12.7cm">
          <text:p/>
        </draw:line>
        <draw:custom-shape draw:style-name="gr10" draw:text-style-name="P13" draw:layer="layout" svg:width="0.457cm" svg:height="0.457cm" svg:x="13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3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3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3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2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1.2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9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3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7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4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6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3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457cm" svg:height="0.457cm" svg:x="13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4" draw:layer="layout" svg:width="0.739cm" svg:height="0.725cm" svg:x="9.542cm" svg:y="4.318cm">
          <draw:text-box>
            <text:p><text:span text:style-name="T1">1</text:span></text:p>
          </draw:text-box>
        </draw:frame>
        <draw:frame draw:style-name="gr14" draw:text-style-name="P14" draw:layer="layout" svg:width="0.739cm" svg:height="0.725cm" svg:x="10.643cm" svg:y="4.318cm">
          <draw:text-box>
            <text:p><text:span text:style-name="T1">2</text:span></text:p>
          </draw:text-box>
        </draw:frame>
        <draw:frame draw:style-name="gr14" draw:text-style-name="P14" draw:layer="layout" svg:width="0.739cm" svg:height="0.725cm" svg:x="11.844cm" svg:y="4.318cm">
          <draw:text-box>
            <text:p><text:span text:style-name="T1">3</text:span></text:p>
          </draw:text-box>
        </draw:frame>
        <draw:frame draw:style-name="gr14" draw:text-style-name="P14" draw:layer="layout" svg:width="0.739cm" svg:height="0.725cm" svg:x="13.045cm" svg:y="4.318cm">
          <draw:text-box>
            <text:p><text:span text:style-name="T1">4</text:span></text:p>
          </draw:text-box>
        </draw:frame>
        <draw:frame draw:style-name="gr14" draw:text-style-name="P14" draw:layer="layout" svg:width="0.739cm" svg:height="0.725cm" svg:x="14.346cm" svg:y="4.318cm">
          <draw:text-box>
            <text:p><text:span text:style-name="T1">5</text:span></text:p>
          </draw:text-box>
        </draw:frame>
        <draw:frame draw:style-name="gr14" draw:text-style-name="P14" draw:layer="layout" svg:width="0.739cm" svg:height="0.725cm" svg:x="15.547cm" svg:y="4.318cm">
          <draw:text-box>
            <text:p><text:span text:style-name="T1">6</text:span></text:p>
          </draw:text-box>
        </draw:frame>
        <draw:frame draw:style-name="gr14" draw:text-style-name="P14" draw:layer="layout" svg:width="0.739cm" svg:height="0.725cm" svg:x="16.848cm" svg:y="4.318cm">
          <draw:text-box>
            <text:p><text:span text:style-name="T1">7</text:span></text:p>
          </draw:text-box>
        </draw:frame>
        <draw:frame draw:style-name="gr14" draw:text-style-name="P14" draw:layer="layout" svg:width="0.739cm" svg:height="0.725cm" svg:x="9.543cm" svg:y="5.618cm">
          <draw:text-box>
            <text:p><text:span text:style-name="T1">8</text:span></text:p>
          </draw:text-box>
        </draw:frame>
        <draw:frame draw:style-name="gr14" draw:text-style-name="P14" draw:layer="layout" svg:width="0.739cm" svg:height="0.725cm" svg:x="10.644cm" svg:y="5.618cm">
          <draw:text-box>
            <text:p><text:span text:style-name="T1">9</text:span></text:p>
          </draw:text-box>
        </draw:frame>
        <draw:frame draw:style-name="gr15" draw:text-style-name="P14" draw:layer="layout" svg:width="0.976cm" svg:height="0.725cm" svg:x="11.845cm" svg:y="5.618cm">
          <draw:text-box>
            <text:p><text:span text:style-name="T1">10</text:span></text:p>
          </draw:text-box>
        </draw:frame>
        <draw:frame draw:style-name="gr15" draw:text-style-name="P14" draw:layer="layout" svg:width="0.976cm" svg:height="0.725cm" svg:x="13.046cm" svg:y="5.618cm">
          <draw:text-box>
            <text:p><text:span text:style-name="T1">11</text:span></text:p>
          </draw:text-box>
        </draw:frame>
        <draw:frame draw:style-name="gr15" draw:text-style-name="P14" draw:layer="layout" svg:width="0.976cm" svg:height="0.725cm" svg:x="14.347cm" svg:y="5.618cm">
          <draw:text-box>
            <text:p><text:span text:style-name="T1">12</text:span></text:p>
          </draw:text-box>
        </draw:frame>
        <draw:frame draw:style-name="gr15" draw:text-style-name="P14" draw:layer="layout" svg:width="0.976cm" svg:height="0.725cm" svg:x="15.548cm" svg:y="5.618cm">
          <draw:text-box>
            <text:p><text:span text:style-name="T1">13</text:span></text:p>
          </draw:text-box>
        </draw:frame>
        <draw:frame draw:style-name="gr15" draw:text-style-name="P14" draw:layer="layout" svg:width="0.976cm" svg:height="0.725cm" svg:x="16.849cm" svg:y="5.618cm">
          <draw:text-box>
            <text:p><text:span text:style-name="T1">14</text:span></text:p>
          </draw:text-box>
        </draw:frame>
        <draw:frame draw:style-name="gr15" draw:text-style-name="P14" draw:layer="layout" svg:width="0.976cm" svg:height="0.725cm" svg:x="9.344cm" svg:y="6.818cm">
          <draw:text-box>
            <text:p><text:span text:style-name="T1">15</text:span></text:p>
          </draw:text-box>
        </draw:frame>
        <draw:frame draw:style-name="gr15" draw:text-style-name="P14" draw:layer="layout" svg:width="0.976cm" svg:height="0.725cm" svg:x="10.645cm" svg:y="6.818cm">
          <draw:text-box>
            <text:p><text:span text:style-name="T1">16</text:span></text:p>
          </draw:text-box>
        </draw:frame>
        <draw:frame draw:style-name="gr15" draw:text-style-name="P14" draw:layer="layout" svg:width="0.976cm" svg:height="0.725cm" svg:x="11.846cm" svg:y="6.818cm">
          <draw:text-box>
            <text:p><text:span text:style-name="T1">17</text:span></text:p>
          </draw:text-box>
        </draw:frame>
        <draw:frame draw:style-name="gr15" draw:text-style-name="P14" draw:layer="layout" svg:width="0.976cm" svg:height="0.725cm" svg:x="13.047cm" svg:y="6.818cm">
          <draw:text-box>
            <text:p><text:span text:style-name="T1">18</text:span></text:p>
          </draw:text-box>
        </draw:frame>
        <draw:frame draw:style-name="gr15" draw:text-style-name="P14" draw:layer="layout" svg:width="0.976cm" svg:height="0.725cm" svg:x="14.348cm" svg:y="6.818cm">
          <draw:text-box>
            <text:p><text:span text:style-name="T1">19</text:span></text:p>
          </draw:text-box>
        </draw:frame>
        <draw:frame draw:style-name="gr15" draw:text-style-name="P14" draw:layer="layout" svg:width="0.976cm" svg:height="0.725cm" svg:x="15.549cm" svg:y="6.818cm">
          <draw:text-box>
            <text:p><text:span text:style-name="T1">20</text:span></text:p>
          </draw:text-box>
        </draw:frame>
        <draw:frame draw:style-name="gr15" draw:text-style-name="P14" draw:layer="layout" svg:width="0.976cm" svg:height="0.725cm" svg:x="16.85cm" svg:y="6.818cm">
          <draw:text-box>
            <text:p><text:span text:style-name="T1">21</text:span></text:p>
          </draw:text-box>
        </draw:frame>
        <draw:frame draw:style-name="gr15" draw:text-style-name="P14" draw:layer="layout" svg:width="0.976cm" svg:height="0.725cm" svg:x="9.343cm" svg:y="8.018cm">
          <draw:text-box>
            <text:p><text:span text:style-name="T1">22</text:span></text:p>
          </draw:text-box>
        </draw:frame>
        <draw:frame draw:style-name="gr15" draw:text-style-name="P14" draw:layer="layout" svg:width="0.976cm" svg:height="0.725cm" svg:x="10.644cm" svg:y="8.018cm">
          <draw:text-box>
            <text:p><text:span text:style-name="T1">23</text:span></text:p>
          </draw:text-box>
        </draw:frame>
        <draw:frame draw:style-name="gr15" draw:text-style-name="P14" draw:layer="layout" svg:width="0.976cm" svg:height="0.725cm" svg:x="11.845cm" svg:y="8.018cm">
          <draw:text-box>
            <text:p><text:span text:style-name="T1">24</text:span></text:p>
          </draw:text-box>
        </draw:frame>
        <draw:frame draw:style-name="gr15" draw:text-style-name="P14" draw:layer="layout" svg:width="0.976cm" svg:height="0.725cm" svg:x="13.046cm" svg:y="8.018cm">
          <draw:text-box>
            <text:p><text:span text:style-name="T1">25</text:span></text:p>
          </draw:text-box>
        </draw:frame>
        <draw:frame draw:style-name="gr15" draw:text-style-name="P14" draw:layer="layout" svg:width="0.976cm" svg:height="0.725cm" svg:x="14.347cm" svg:y="8.018cm">
          <draw:text-box>
            <text:p><text:span text:style-name="T1">26</text:span></text:p>
          </draw:text-box>
        </draw:frame>
        <draw:frame draw:style-name="gr15" draw:text-style-name="P14" draw:layer="layout" svg:width="0.976cm" svg:height="0.725cm" svg:x="15.548cm" svg:y="8.018cm">
          <draw:text-box>
            <text:p><text:span text:style-name="T1">27</text:span></text:p>
          </draw:text-box>
        </draw:frame>
        <draw:frame draw:style-name="gr15" draw:text-style-name="P14" draw:layer="layout" svg:width="0.976cm" svg:height="0.725cm" svg:x="16.849cm" svg:y="8.018cm">
          <draw:text-box>
            <text:p><text:span text:style-name="T1">28</text:span></text:p>
          </draw:text-box>
        </draw:frame>
        <draw:frame draw:style-name="gr15" draw:text-style-name="P14" draw:layer="layout" svg:width="0.976cm" svg:height="0.725cm" svg:x="9.344cm" svg:y="9.318cm">
          <draw:text-box>
            <text:p><text:span text:style-name="T1">29</text:span></text:p>
          </draw:text-box>
        </draw:frame>
        <draw:frame draw:style-name="gr15" draw:text-style-name="P14" draw:layer="layout" svg:width="0.976cm" svg:height="0.725cm" svg:x="10.645cm" svg:y="9.318cm">
          <draw:text-box>
            <text:p><text:span text:style-name="T1">30</text:span></text:p>
          </draw:text-box>
        </draw:frame>
        <draw:frame draw:style-name="gr15" draw:text-style-name="P14" draw:layer="layout" svg:width="0.976cm" svg:height="0.725cm" svg:x="11.846cm" svg:y="9.318cm">
          <draw:text-box>
            <text:p><text:span text:style-name="T1">31</text:span></text:p>
          </draw:text-box>
        </draw:frame>
        <draw:frame draw:style-name="gr15" draw:text-style-name="P14" draw:layer="layout" svg:width="0.976cm" svg:height="0.725cm" svg:x="13.047cm" svg:y="9.318cm">
          <draw:text-box>
            <text:p><text:span text:style-name="T1">32</text:span></text:p>
          </draw:text-box>
        </draw:frame>
        <draw:frame draw:style-name="gr15" draw:text-style-name="P14" draw:layer="layout" svg:width="0.976cm" svg:height="0.725cm" svg:x="14.348cm" svg:y="9.318cm">
          <draw:text-box>
            <text:p><text:span text:style-name="T1">33</text:span></text:p>
          </draw:text-box>
        </draw:frame>
        <draw:frame draw:style-name="gr15" draw:text-style-name="P14" draw:layer="layout" svg:width="0.976cm" svg:height="0.725cm" svg:x="15.549cm" svg:y="9.318cm">
          <draw:text-box>
            <text:p><text:span text:style-name="T1">34</text:span></text:p>
          </draw:text-box>
        </draw:frame>
        <draw:frame draw:style-name="gr15" draw:text-style-name="P14" draw:layer="layout" svg:width="0.976cm" svg:height="0.725cm" svg:x="16.85cm" svg:y="9.318cm">
          <draw:text-box>
            <text:p><text:span text:style-name="T1">35</text:span></text:p>
          </draw:text-box>
        </draw:frame>
        <draw:frame draw:style-name="gr15" draw:text-style-name="P14" draw:layer="layout" svg:width="0.976cm" svg:height="0.725cm" svg:x="9.345cm" svg:y="10.718cm">
          <draw:text-box>
            <text:p><text:span text:style-name="T1">36</text:span></text:p>
          </draw:text-box>
        </draw:frame>
        <draw:frame draw:style-name="gr15" draw:text-style-name="P14" draw:layer="layout" svg:width="0.976cm" svg:height="0.725cm" svg:x="10.646cm" svg:y="10.718cm">
          <draw:text-box>
            <text:p><text:span text:style-name="T1">37</text:span></text:p>
          </draw:text-box>
        </draw:frame>
        <draw:frame draw:style-name="gr15" draw:text-style-name="P14" draw:layer="layout" svg:width="0.976cm" svg:height="0.725cm" svg:x="11.847cm" svg:y="10.718cm">
          <draw:text-box>
            <text:p><text:span text:style-name="T1">38</text:span></text:p>
          </draw:text-box>
        </draw:frame>
        <draw:frame draw:style-name="gr15" draw:text-style-name="P14" draw:layer="layout" svg:width="0.976cm" svg:height="0.725cm" svg:x="13.048cm" svg:y="10.718cm">
          <draw:text-box>
            <text:p><text:span text:style-name="T1">39</text:span></text:p>
          </draw:text-box>
        </draw:frame>
        <draw:frame draw:style-name="gr15" draw:text-style-name="P14" draw:layer="layout" svg:width="0.976cm" svg:height="0.725cm" svg:x="14.349cm" svg:y="10.718cm">
          <draw:text-box>
            <text:p><text:span text:style-name="T1">40</text:span></text:p>
          </draw:text-box>
        </draw:frame>
        <draw:frame draw:style-name="gr15" draw:text-style-name="P14" draw:layer="layout" svg:width="0.976cm" svg:height="0.725cm" svg:x="15.55cm" svg:y="10.718cm">
          <draw:text-box>
            <text:p><text:span text:style-name="T1">41</text:span></text:p>
          </draw:text-box>
        </draw:frame>
        <draw:frame draw:style-name="gr15" draw:text-style-name="P14" draw:layer="layout" svg:width="0.976cm" svg:height="0.725cm" svg:x="16.851cm" svg:y="10.718cm">
          <draw:text-box>
            <text:p><text:span text:style-name="T1">42</text:span></text:p>
          </draw:text-box>
        </draw:frame>
        <draw:frame draw:style-name="gr15" draw:text-style-name="P14" draw:layer="layout" svg:width="0.976cm" svg:height="0.725cm" svg:x="9.346cm" svg:y="11.918cm">
          <draw:text-box>
            <text:p><text:span text:style-name="T1">43</text:span></text:p>
          </draw:text-box>
        </draw:frame>
        <draw:frame draw:style-name="gr15" draw:text-style-name="P14" draw:layer="layout" svg:width="0.976cm" svg:height="0.725cm" svg:x="10.647cm" svg:y="11.918cm">
          <draw:text-box>
            <text:p><text:span text:style-name="T1">44</text:span></text:p>
          </draw:text-box>
        </draw:frame>
        <draw:frame draw:style-name="gr15" draw:text-style-name="P14" draw:layer="layout" svg:width="0.976cm" svg:height="0.725cm" svg:x="11.848cm" svg:y="11.918cm">
          <draw:text-box>
            <text:p><text:span text:style-name="T1">45</text:span></text:p>
          </draw:text-box>
        </draw:frame>
        <draw:frame draw:style-name="gr15" draw:text-style-name="P14" draw:layer="layout" svg:width="0.976cm" svg:height="0.725cm" svg:x="13.049cm" svg:y="11.918cm">
          <draw:text-box>
            <text:p><text:span text:style-name="T1">46</text:span></text:p>
          </draw:text-box>
        </draw:frame>
        <draw:frame draw:style-name="gr15" draw:text-style-name="P14" draw:layer="layout" svg:width="0.976cm" svg:height="0.725cm" svg:x="14.35cm" svg:y="11.918cm">
          <draw:text-box>
            <text:p><text:span text:style-name="T1">47</text:span></text:p>
          </draw:text-box>
        </draw:frame>
        <draw:frame draw:style-name="gr15" draw:text-style-name="P14" draw:layer="layout" svg:width="0.976cm" svg:height="0.725cm" svg:x="15.551cm" svg:y="11.918cm">
          <draw:text-box>
            <text:p><text:span text:style-name="T1">48</text:span></text:p>
          </draw:text-box>
        </draw:frame>
        <draw:frame draw:style-name="gr15" draw:text-style-name="P14" draw:layer="layout" svg:width="0.976cm" svg:height="0.725cm" svg:x="16.852cm" svg:y="11.918cm">
          <draw:text-box>
            <text:p><text:span text:style-name="T1">49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04T09:58:46.245844508</dc:date>
    <meta:editing-duration>PT41M24S</meta:editing-duration>
    <meta:editing-cycles>36</meta:editing-cycles>
    <meta:generator>LibreOffice/7.3.7.2$Linux_X86_64 LibreOffice_project/30$Build-2</meta:generator>
    <meta:document-statistic meta:object-count="252"/>
  </office:meta>
</office:document-meta>
</file>